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3.767cm" table:align="left" fo:background-color="#fdfdfd">
        <style:background-image/>
      </style:table-properties>
    </style:style>
    <style:style style:name="Table1.A" style:family="table-column">
      <style:table-column-properties style:column-width="0.727cm"/>
    </style:style>
    <style:style style:name="Table1.B" style:family="table-column">
      <style:table-column-properties style:column-width="3.891cm"/>
    </style:style>
    <style:style style:name="Table1.C" style:family="table-column">
      <style:table-column-properties style:column-width="2.87cm"/>
    </style:style>
    <style:style style:name="Table1.D" style:family="table-column">
      <style:table-column-properties style:column-width="1.554cm"/>
    </style:style>
    <style:style style:name="Table1.E" style:family="table-column">
      <style:table-column-properties style:column-width="3.549cm"/>
    </style:style>
    <style:style style:name="Table1.F" style:family="table-column">
      <style:table-column-properties style:column-width="1.859cm"/>
    </style:style>
    <style:style style:name="Table1.G" style:family="table-column">
      <style:table-column-properties style:column-width="6.417cm"/>
    </style:style>
    <style:style style:name="Table1.H" style:family="table-column">
      <style:table-column-properties style:column-width="2.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padding-left="0cm" fo:padding-right="0cm" fo:padding-top="0.286cm" fo:padding-bottom="0cm" fo:border-left="none" fo:border-right="none" fo:border-top="0.05pt solid #dddddd" fo:border-bottom="none"/>
    </style:style>
    <style:style style:name="P1" style:family="paragraph" style:parent-style-name="Standard">
      <style:text-properties officeooo:rsid="00247cd6" officeooo:paragraph-rsid="001d64f1"/>
    </style:style>
    <style:style style:name="P2" style:family="paragraph" style:parent-style-name="Standard">
      <style:text-properties officeooo:rsid="0027a843" officeooo:paragraph-rsid="0027a843"/>
    </style:style>
    <style:style style:name="P3" style:family="paragraph" style:parent-style-name="Standard">
      <style:text-properties fo:font-weight="bold" officeooo:rsid="002e9dde" officeooo:paragraph-rsid="002e9dde" style:font-weight-asian="bold" style:font-weight-complex="bold"/>
    </style:style>
    <style:style style:name="P4" style:family="paragraph" style:parent-style-name="Standard">
      <style:text-properties fo:font-weight="bold" officeooo:rsid="002e24a8" officeooo:paragraph-rsid="002e24a8" style:font-weight-asian="bold" style:font-weight-complex="bold"/>
    </style:style>
    <style:style style:name="P5" style:family="paragraph" style:parent-style-name="Standard">
      <style:text-properties fo:font-weight="bold" officeooo:rsid="0027a843" officeooo:paragraph-rsid="0027a843" style:font-weight-asian="bold" style:font-weight-complex="bold"/>
    </style:style>
    <style:style style:name="P6" style:family="paragraph" style:parent-style-name="Standard">
      <style:text-properties fo:font-weight="bold" officeooo:rsid="002a3884" officeooo:paragraph-rsid="002a3884" style:font-weight-asian="bold" style:font-weight-complex="bold"/>
    </style:style>
    <style:style style:name="P7" style:family="paragraph" style:parent-style-name="Standard">
      <style:text-properties fo:font-weight="bold" officeooo:rsid="002f75a1" officeooo:paragraph-rsid="002f75a1" style:font-weight-asian="bold" style:font-weight-complex="bold"/>
    </style:style>
    <style:style style:name="P8" style:family="paragraph" style:parent-style-name="Standard">
      <style:text-properties fo:font-weight="bold" officeooo:rsid="00304e51" officeooo:paragraph-rsid="00304e51" style:font-weight-asian="bold" style:font-weight-complex="bold"/>
    </style:style>
    <style:style style:name="P9" style:family="paragraph" style:parent-style-name="Standard">
      <style:text-properties fo:font-weight="bold" officeooo:rsid="0032a1cf" officeooo:paragraph-rsid="0032a1cf" style:font-weight-asian="bold" style:font-weight-complex="bold"/>
    </style:style>
    <style:style style:name="P10" style:family="paragraph" style:parent-style-name="Standard">
      <style:text-properties officeooo:rsid="002a3884" officeooo:paragraph-rsid="002a3884"/>
    </style:style>
    <style:style style:name="P11" style:family="paragraph" style:parent-style-name="Standard">
      <style:text-properties officeooo:rsid="002e9dde" officeooo:paragraph-rsid="002e9dde"/>
    </style:style>
    <style:style style:name="P12" style:family="paragraph" style:parent-style-name="Standard">
      <style:text-properties officeooo:rsid="002e9dde" officeooo:paragraph-rsid="002f75a1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7a843" officeooo:paragraph-rsid="0027a843"/>
    </style:style>
    <style:style style:name="P14" style:family="paragraph" style:parent-style-name="Standard">
      <style:text-properties fo:font-weight="bold" officeooo:rsid="0027a843" officeooo:paragraph-rsid="0027a843" style:font-weight-asian="bold" style:font-weight-complex="bold"/>
    </style:style>
    <style:style style:name="P15" style:family="paragraph" style:parent-style-name="Standard">
      <style:text-properties fo:font-weight="bold" officeooo:rsid="00362ac4" officeooo:paragraph-rsid="00362ac4" style:font-weight-asian="bold" style:font-weight-complex="bold"/>
    </style:style>
    <style:style style:name="P16" style:family="paragraph" style:parent-style-name="Standard">
      <style:text-properties fo:font-weight="bold" officeooo:rsid="002e9dde" officeooo:paragraph-rsid="002e9dde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officeooo:rsid="00284f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24.04.2018</text:p>
      <text:p text:style-name="P5"/>
      <text:p text:style-name="P5">NO SCALING</text:p>
      <text:p text:style-name="P2"/>
      <text:p text:style-name="P5"><text:span text:style-name="T2">08:06:49 </text:span>Start Job and Producer</text:p>
      <text:p text:style-name="P6">09:13 Stop Job and Producer</text:p>
      <text:p text:style-name="P10"/>
      <text:p text:style-name="P13"/>
      <text:p text:style-name="P15">SCALING</text:p>
      <text:p text:style-name="P2"/>
      <text:p text:style-name="P4">09:39:35 Job and Producer Started</text:p>
      <text:p text:style-name="P4"/>
      <text:p text:style-name="P3">09:46</text:p>
      <text:p text:style-name="P11">All rescaled Operators: </text:p>
      <text:p text:style-name="P11">Query7_ActiveAuctions_Items_CoProcessFunction, Latency = 2087.9444444444443, throughput= 178376.65000000002, input rate= 386950.4183333334 , parallelism= 12, new parallelism= 27</text:p>
      <text:p text:style-name="P11">Query6_Auctions_to_Bids_CoProcessFunction, Latency = 2139.6250000000005, throughput= 176560.37333333332, input rate= 373572.12000000005 , parallelism= 12, new parallelism= 26</text:p>
      <text:p text:style-name="P11">Query5_Auction_to_Item_CoProcessFunction, Latency = 3145.3020833333335, throughput= 177471.56621212122, input rate= 378713.91651515156 , parallelism= 12, new parallelism= 26</text:p>
      <text:p text:style-name="P11"/>
      <text:p text:style-name="P11">CPU-Usage of host ibm-power-2: 35.16666666666667 %</text:p>
      <text:p text:style-name="P11">RAM-Usage of host ibm-power-2: 72.05671844604991 %</text:p>
      <text:p text:style-name="P11"/>
      <text:p text:style-name="P11">CPU-Usage of host ibm-power-4: 43.99999999999999 %</text:p>
      <text:p text:style-name="P11">RAM-Usage of host ibm-power-4: 58.83727798712298 %</text:p>
      <text:p text:style-name="P11">Overall cluster Load: 0.5251516577495989</text:p>
      <text:p text:style-name="P11"/>
      <text:p text:style-name="P11">Overall cluster Memory Usage: 65.44699821658645 %</text:p>
      <text:p text:style-name="P11"/>
      <text:p text:style-name="P3">Offtime duration: 19.089346485333333</text:p>
      <text:p text:style-name="P11">StateSize: 1193084155.3333333</text:p>
      <text:p text:style-name="P11">Expected Minimal Improvement: -1.1397785032377326</text:p>
      <text:p text:style-name="P11">WE WANT TO SCALE OUT AS WELL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Standard"><text:span text:style-name="Strong_20_Emphasis">ID</text:span></text:p>
            </table:table-cell>
            <table:table-cell table:style-name="Table1.A1" office:value-type="string">
              <text:p text:style-name="Standard"><text:span text:style-name="Strong_20_Emphasis">Status</text:span></text:p>
            </table:table-cell>
            <table:table-cell table:style-name="Table1.A1" office:value-type="string">
              <text:p text:style-name="Standard"><text:span text:style-name="Strong_20_Emphasis">Acknowledged</text:span></text:p>
            </table:table-cell>
            <table:table-cell table:style-name="Table1.A1" office:value-type="string">
              <text:p text:style-name="Standard"><text:span text:style-name="Strong_20_Emphasis">Trigger Time</text:span></text:p>
            </table:table-cell>
            <table:table-cell table:style-name="Table1.A1" office:value-type="string">
              <text:p text:style-name="Standard"><text:span text:style-name="Strong_20_Emphasis">Latest Acknowledgement</text:span></text:p>
            </table:table-cell>
            <table:table-cell table:style-name="Table1.A1" office:value-type="string">
              <text:p text:style-name="Standard"><text:span text:style-name="Strong_20_Emphasis">End to End Duration</text:span></text:p>
            </table:table-cell>
            <table:table-cell table:style-name="Table1.A1" office:value-type="string">
              <text:p text:style-name="Standard"><text:span text:style-name="Strong_20_Emphasis">State Size</text:span></text:p>
            </table:table-cell>
            <table:table-cell table:style-name="Table1.A1" office:value-type="string">
              <text:p text:style-name="Standard"><text:span text:style-name="Strong_20_Emphasis">Buffered During Alignment</text:span></text:p>
            </table:table-cell>
          </table:table-row>
        </table:table-header-rows>
        <table:table-row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Standard"> Completed <text:span text:style-name="T1">savepoint</text:span></text:p>
          </table:table-cell>
          <table:table-cell table:style-name="Table1.A2" office:value-type="string">
            <text:p text:style-name="Standard">207/207 (100%)</text:p>
          </table:table-cell>
          <table:table-cell table:style-name="Table1.A2" office:value-type="string">
            <text:p text:style-name="Standard">9:46:09</text:p>
          </table:table-cell>
          <table:table-cell table:style-name="Table1.A2" office:value-type="string">
            <text:p text:style-name="Standard">9:46:43</text:p>
          </table:table-cell>
          <table:table-cell table:style-name="Table1.A2" office:value-type="string">
            <text:p text:style-name="Standard">33s</text:p>
          </table:table-cell>
          <table:table-cell table:style-name="Table1.A2" office:value-type="string">
            <text:p text:style-name="Standard">4.59 GB</text:p>
          </table:table-cell>
          <table:table-cell table:style-name="Table1.A2" office:value-type="string">
            <text:p text:style-name="Standard">4.07 MB</text:p>
          </table:table-cell>
        </table:table-row>
      </table:table>
      <text:p text:style-name="P12"><text:s/></text:p>
      <text:p text:style-name="P7">09:47:17 New Job Ready</text:p>
      <text:p text:style-name="P8">10:47:57 Job En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18:52.446546012</meta:creation-date>
    <dc:date>2018-05-15T13:06:09.393612333</dc:date>
    <meta:editing-duration>P1DT4H5M53S</meta:editing-duration>
    <meta:editing-cycles>15</meta:editing-cycles>
    <meta:generator>LibreOffice/6.0.3.2$Linux_X86_64 LibreOffice_project/00m0$Build-2</meta:generator>
    <meta:document-statistic meta:table-count="1" meta:image-count="0" meta:object-count="0" meta:page-count="1" meta:paragraph-count="40" meta:word-count="153" meta:character-count="1317" meta:non-whitespace-character-count="1200"/>
  </office:meta>
</office:document-meta>
</file>